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b8531"/>
    </style:style>
    <style:style style:name="P2" style:family="paragraph" style:parent-style-name="Text_20_body">
      <style:text-properties officeooo:rsid="000b8531" officeooo:paragraph-rsid="000b8531"/>
    </style:style>
    <style:style style:name="P3" style:family="paragraph" style:parent-style-name="Text_20_body">
      <style:text-properties officeooo:rsid="000b8531" officeooo:paragraph-rsid="000ccac1"/>
    </style:style>
    <style:style style:name="P4" style:family="paragraph" style:parent-style-name="Text_20_body">
      <style:text-properties officeooo:rsid="000ccac1" officeooo:paragraph-rsid="000ccac1"/>
    </style:style>
    <style:style style:name="P5" style:family="paragraph" style:parent-style-name="Text_20_body">
      <style:text-properties officeooo:rsid="000d617d" officeooo:paragraph-rsid="000d617d"/>
    </style:style>
    <style:style style:name="P6" style:family="paragraph" style:parent-style-name="Text_20_body">
      <style:paragraph-properties fo:margin-top="0in" fo:margin-bottom="0.0193in" loext:contextual-spacing="false"/>
      <style:text-properties officeooo:rsid="000b8531" officeooo:paragraph-rsid="000b8531"/>
    </style:style>
    <style:style style:name="P7" style:family="paragraph" style:parent-style-name="Text_20_body">
      <style:paragraph-properties fo:margin-top="0in" fo:margin-bottom="0.0165in" loext:contextual-spacing="false"/>
      <style:text-properties officeooo:rsid="000b8531" officeooo:paragraph-rsid="000b8531"/>
    </style:style>
    <style:style style:name="P8" style:family="paragraph" style:parent-style-name="Text_20_body">
      <style:paragraph-properties fo:margin-top="0.0402in" fo:margin-bottom="0.0402in" loext:contextual-spacing="false"/>
      <style:text-properties officeooo:rsid="000b8531" officeooo:paragraph-rsid="000b8531"/>
    </style:style>
    <style:style style:name="P9" style:family="paragraph" style:parent-style-name="Preformatted_20_Text">
      <style:text-properties officeooo:rsid="000a7373" officeooo:paragraph-rsid="000b8531"/>
    </style:style>
    <style:style style:name="P10" style:family="paragraph" style:parent-style-name="Preformatted_20_Text">
      <style:text-properties officeooo:rsid="000a7373" officeooo:paragraph-rsid="000a7373"/>
    </style:style>
    <style:style style:name="P11" style:family="paragraph" style:parent-style-name="Preformatted_20_Text">
      <style:text-properties fo:font-weight="bold" officeooo:rsid="000a7373" officeooo:paragraph-rsid="000a7373" style:font-weight-asian="bold" style:font-weight-complex="bold"/>
    </style:style>
    <style:style style:name="P12" style:family="paragraph" style:parent-style-name="Preformatted_20_Text">
      <style:text-properties officeooo:rsid="000b8531" officeooo:paragraph-rsid="000b8531"/>
    </style:style>
    <style:style style:name="P13" style:family="paragraph" style:parent-style-name="Text_20_body">
      <style:text-properties officeooo:rsid="000b8531" officeooo:paragraph-rsid="000e1fa5"/>
    </style:style>
    <style:style style:name="P14" style:family="paragraph" style:parent-style-name="Text_20_body">
      <style:paragraph-properties fo:margin-top="0in" fo:margin-bottom="0.0193in" loext:contextual-spacing="false"/>
      <style:text-properties officeooo:rsid="000b8531" officeooo:paragraph-rsid="000e1fa5"/>
    </style:style>
    <style:style style:name="P15" style:family="paragraph" style:parent-style-name="Text_20_body">
      <style:paragraph-properties fo:margin-top="0in" fo:margin-bottom="0.0193in" loext:contextual-spacing="false"/>
      <style:text-properties officeooo:rsid="000e1fa5" officeooo:paragraph-rsid="000e1fa5"/>
    </style:style>
    <style:style style:name="P16" style:family="paragraph" style:parent-style-name="Preformatted_20_Text">
      <style:paragraph-properties fo:margin-top="0in" fo:margin-bottom="0.0193in" loext:contextual-spacing="false"/>
      <style:text-properties officeooo:rsid="000a7373" officeooo:paragraph-rsid="000e1fa5"/>
    </style:style>
    <style:style style:name="P17" style:family="paragraph" style:parent-style-name="Preformatted_20_Text">
      <style:text-properties officeooo:rsid="000a7373" officeooo:paragraph-rsid="000e1fa5"/>
    </style:style>
    <style:style style:name="P18" style:family="paragraph" style:parent-style-name="Preformatted_20_Text">
      <style:text-properties officeooo:paragraph-rsid="000e1fa5"/>
    </style:style>
    <style:style style:name="P19" style:family="paragraph" style:parent-style-name="Preformatted_20_Text">
      <style:text-properties fo:font-weight="bold" officeooo:rsid="000a7373" officeooo:paragraph-rsid="000e1fa5" style:font-weight-asian="bold" style:font-weight-complex="bold"/>
    </style:style>
    <style:style style:name="P20" style:family="paragraph" style:parent-style-name="Heading_20_2">
      <style:text-properties officeooo:rsid="000b8531" officeooo:paragraph-rsid="000b8531"/>
    </style:style>
    <style:style style:name="P21" style:family="paragraph" style:parent-style-name="Heading_20_2">
      <style:text-properties officeooo:rsid="000b8531" officeooo:paragraph-rsid="000ccac1"/>
    </style:style>
    <style:style style:name="P22" style:family="paragraph" style:parent-style-name="Heading_20_2">
      <style:text-properties officeooo:rsid="000ccac1" officeooo:paragraph-rsid="000ccac1"/>
    </style:style>
    <style:style style:name="P23" style:family="paragraph" style:parent-style-name="Heading_20_2">
      <style:text-properties officeooo:paragraph-rsid="000ccac1"/>
    </style:style>
    <style:style style:name="T1" style:family="text">
      <style:text-properties officeooo:rsid="000b8531"/>
    </style:style>
    <style:style style:name="T2" style:family="text">
      <style:text-properties officeooo:rsid="000a7373"/>
    </style:style>
    <style:style style:name="T3" style:family="text">
      <style:text-properties style:font-name="Liberation Mono"/>
    </style:style>
    <style:style style:name="T4" style:family="text">
      <style:text-properties style:font-name="Liberation Mono" fo:font-size="10pt" style:font-size-asian="10pt" style:font-size-complex="10pt"/>
    </style:style>
    <style:style style:name="T5" style:family="text">
      <style:text-properties style:font-name="Liberation Mono" fo:font-size="10pt" officeooo:rsid="000a7373" style:font-size-asian="10pt" style:font-size-complex="10pt"/>
    </style:style>
    <style:style style:name="T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" fo:font-size="10pt" fo:font-weight="bold" officeooo:rsid="000e1fa5" style:font-size-asian="10pt" style:font-weight-asian="bold" style:font-size-complex="10pt" style:font-weight-complex="bold"/>
    </style:style>
    <style:style style:name="T8" style:family="text">
      <style:text-properties style:font-name="Liberation Mono" fo:font-weight="bold" style:font-weight-asian="bold" style:font-weight-complex="bold"/>
    </style:style>
    <style:style style:name="T9" style:family="text">
      <style:text-properties style:font-name="Liberation Mono" officeooo:rsid="000e1fa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8531" style:font-weight-asian="bold" style:font-weight-complex="bold"/>
    </style:style>
    <style:style style:name="T12" style:family="text">
      <style:text-properties fo:font-weight="bold" officeooo:rsid="000a7373" style:font-weight-asian="bold" style:font-weight-complex="bold"/>
    </style:style>
    <style:style style:name="T13" style:family="text">
      <style:text-properties fo:font-weight="bold" officeooo:rsid="000e1fa5" style:font-weight-asian="bold" style:font-weight-complex="bold"/>
    </style:style>
    <style:style style:name="T14" style:family="text">
      <style:text-properties officeooo:rsid="000d617d"/>
    </style:style>
    <style:style style:name="T15" style:family="text">
      <style:text-properties officeooo:rsid="000e1fa5"/>
    </style:style>
    <style:style style:name="T16" style:family="text">
      <style:text-properties officeooo:rsid="000ccac1"/>
    </style:style>
    <style:style style:name="T17" style:family="text">
      <style:text-properties style:font-name="Courier 10 Pitch" officeooo:rsid="000e1f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ing and Building QHG on <text:span text:style-name="T15">Centos 7.3.1611</text:span></text:h>
      <text:p text:style-name="P5">All commands shown here in bold face must be entered in a terminal window.</text:p>
      <text:h text:style-name="P20" text:outline-level="2">Installing necessary packages</text:h>
      <text:p text:style-name="P7"><text:span text:style-name="T15">Import an important addditional repository</text:span></text:p>
      <text:p text:style-name="P6"><text:tab/><text:span text:style-name="T6">sudo </text:span><text:span text:style-name="T7">yum install epel-release</text:span></text:p>
      <text:p text:style-name="P15">Code versioning</text:p>
      <text:p text:style-name="P17"><text:tab/><text:span text:style-name="T10">sudo </text:span><text:span text:style-name="T13">yum install subversion.x86_64 </text:span></text:p>
      <text:p text:style-name="P14">Install developer tools <text:span text:style-name="T15">(compiler debugger etc</text:span></text:p>
      <text:p text:style-name="P16"><text:tab/><text:span text:style-name="T10">sudo </text:span><text:span text:style-name="T13">yum install gcc-c++.x86_64 </text:span></text:p>
      <text:p text:style-name="P16"><text:span text:style-name="T13"><text:tab/>sudo yum install gdb.x86_64 </text:span></text:p>
      <text:p text:style-name="P16"><text:span text:style-name="T13"><text:tab/>sudo yum install valgrind.x86_64 valgrind-devel.x86_64</text:span></text:p>
      <text:p text:style-name="P8">Libraries used by QHG</text:p>
      <text:p text:style-name="P17"><text:span text:style-name="T13"><text:tab/>sudo yum install zlib-devel.x86_64</text:span></text:p>
      <text:p text:style-name="P17"><text:span text:style-name="T13"><text:tab/>sudo yum install openssl-devel.x86_64</text:span></text:p>
      <text:p text:style-name="P17"><text:span text:style-name="T13"><text:tab/>sudo yum install hdf5-devel.x86_64 hdf5.x86_64</text:span></text:p>
      <text:p text:style-name="P17"><text:span text:style-name="T13"><text:tab/>sudo yum install gsl-devel.x86_64 gsl.x86_64</text:span></text:p>
      <text:p text:style-name="P19"><text:span text:style-name="T10"/></text:p>
      <text:h text:style-name="P20" text:outline-level="2">Add environment variables to <text:span text:style-name="T3">~/.</text:span><text:span text:style-name="T9">bash_profile</text:span></text:h>
      <text:p text:style-name="P2">For the compilation to work we must make sure some environment variables will always be set. For this you have to edit the file '<text:span text:style-name="T4">.profile</text:span>' in your home directory (in the example vi is used, but you can use any ASCII text editor)</text:p>
      <text:p text:style-name="P11"><text:tab/>vi ~/.<text:span text:style-name="T15">bash_</text:span>profile</text:p>
      <text:p text:style-name="P12"/>
      <text:p text:style-name="P2">Add the following line to the end of '<text:span text:style-name="T5">~/.profile</text:span>'</text:p>
      <text:p text:style-name="P11"><text:s text:c="2"/>export GCC=/usr/bin/g++</text:p>
      <text:p text:style-name="P11"/>
      <text:p text:style-name="P2">Save and close the file</text:p>
      <text:h text:style-name="P20" text:outline-level="2">Create the source code directory and get the code</text:h>
      <text:p text:style-name="P2">Create your source code directory</text:p>
      <text:p text:style-name="P10"><text:tab/><text:span text:style-name="T10">mkdir ~/progs</text:span></text:p>
      <text:p text:style-name="P11"/>
      <text:p text:style-name="P2">Got there</text:p>
      <text:p text:style-name="P9"><text:tab/><text:span text:style-name="T10">cd ~/prog</text:span><text:span text:style-name="T11">s</text:span></text:p>
      <text:p text:style-name="P9"/>
      <text:p text:style-name="P1">Check out the code base</text:p>
      <text:p text:style-name="P10"><text:tab/><text:span text:style-name="T10">svn co svn+ssh://alirv@aim-bigfoot.uzh.ch/home/morpho_svn/QHG3/trunk QHG3</text:span></text:p>
      <text:p text:style-name="Text_20_body"/>
      <text:h text:style-name="P20" text:outline-level="2">Log out and log back in again</text:h>
      <text:p text:style-name="P2">This makes sure the environment variable are set and stuff we installed gets initialised</text:p>
      <text:h text:style-name="P23" text:outline-level="2"><text:soft-page-break/><text:span text:style-name="T16">Build QHG</text:span></text:h>
      <text:p text:style-name="P4">Go to the code root directory</text:p>
      <text:p text:style-name="P10"><text:tab/><text:span text:style-name="T10">cd ~/progs/QHG3</text:span></text:p>
      <text:p text:style-name="P10"/>
      <text:p text:style-name="P4">Build <text:span text:style-name="T8">QHG</text:span> (with debug information)</text:p>
      <text:p text:style-name="P10"><text:tab/><text:span text:style-name="T10">make clean QHGMain</text:span></text:p>
      <text:p text:style-name="P10"/>
      <text:p text:style-name="P4">See if it works</text:p>
      <text:p text:style-name="P10"><text:tab/><text:span text:style-name="T10">app/QHGMain</text:span></text:p>
      <text:p text:style-name="P10"/>
      <text:h text:style-name="P22" text:outline-level="2">Create output directory for some of the tools</text:h>
      <text:p text:style-name="P4">The directory '<text:span text:style-name="T4">~/utils</text:span>' must exist, because some tools are copied there</text:p>
      <text:p text:style-name="P10"><text:tab/><text:span text:style-name="T10">mkdir ~/utils</text:span></text:p>
      <text:p text:style-name="P10"/>
      <text:h text:style-name="P22" text:outline-level="2">Install packages needed by QHG tools</text:h>
      <text:p text:style-name="P18"><text:span text:style-name="T2"><text:tab/></text:span><text:span text:style-name="T12">sudo </text:span><text:span text:style-name="T13">yum install libpng-devel.x86_64</text:span></text:p>
      <text:p text:style-name="P18"><text:span text:style-name="T13"><text:tab/>sudo yum install glib2-devel.x86_64 </text:span></text:p>
      <text:p text:style-name="P18"><text:span text:style-name="T13"><text:tab/>sudo yum install cairo-devel.x86_64</text:span></text:p>
      <text:p text:style-name="P18"><text:span text:style-name="T13"><text:tab/>sudo yum install gtk2-devel.x86_64 </text:span></text:p>
      <text:p text:style-name="P19"><text:span text:style-name="T12"/></text:p>
      <text:h text:style-name="P22" text:outline-level="2">Modify <text:span text:style-name="T3">~/.profile</text:span> again</text:h>
      <text:p text:style-name="P4">Open the file '~/.profile' with any text editor</text:p>
      <text:p text:style-name="P10"><text:tab/><text:span text:style-name="T10">vi ~/.profile</text:span></text:p>
      <text:p text:style-name="P10"/>
      <text:p text:style-name="P4">Add the following line (no line break) <text:s/>to the end of the file</text:p>
      <text:p text:style-name="P19"><text:s text:c="2"/></text:p>
      <text:p text:style-name="P19"><text:span text:style-name="T15"><text:tab/>export CPATH=/usr/include/cairo/:/usr/lib64/glib-2.0/include/:/usr/include/glib-2.0:$CPATH</text:span></text:p>
      <text:p text:style-name="P13"/>
      <text:p text:style-name="P13">Save and close the file</text:p>
      <text:h text:style-name="P21" text:outline-level="2">“<text:span text:style-name="T15">Activate” the new variables in </text:span><text:span text:style-name="T17">~/.bash_profile</text:span></text:h>
      <text:p text:style-name="P3">This makes sure the environment variable are set.</text:p>
      <text:h text:style-name="P22" text:outline-level="2">Build the tools</text:h>
      <text:p text:style-name="P4">Got to the code root directory</text:p>
      <text:p text:style-name="P10"><text:tab/><text:span text:style-name="T10">cd ~/progs/QHG3</text:span></text:p>
      <text:p text:style-name="P11"/>
      <text:p text:style-name="P4">Build the tools</text:p>
      <text:p text:style-name="P10"><text:tab/><text:span text:style-name="T10">make tools_n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5T15:48:12.143554963</meta:creation-date>
    <dc:date>2017-09-05T15:43:22.217632360</dc:date>
    <meta:editing-duration>PT25M14S</meta:editing-duration>
    <meta:editing-cycles>3</meta:editing-cycles>
    <meta:generator>LibreOffice/4.4.5.2$Linux_X86_64 LibreOffice_project/40m0$Build-2</meta:generator>
    <meta:document-statistic meta:table-count="0" meta:image-count="0" meta:object-count="0" meta:page-count="2" meta:paragraph-count="60" meta:word-count="335" meta:character-count="2243" meta:non-whitespace-character-count="1942"/>
  </office:meta>
</office:document-meta>
</file>